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5247a" officeooo:paragraph-rsid="0015247a"/>
    </style:style>
    <style:style style:name="P2" style:family="paragraph" style:parent-style-name="Standard">
      <style:text-properties style:font-name="Courier" style:text-underline-style="solid" style:text-underline-width="auto" style:text-underline-color="font-color" officeooo:rsid="0015247a" officeooo:paragraph-rsid="0015247a"/>
    </style:style>
    <style:style style:name="P3" style:family="paragraph" style:parent-style-name="Standard">
      <style:text-properties style:font-name="Courier" officeooo:rsid="001537c5" officeooo:paragraph-rsid="001537c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37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ête 1:</text:p>
      <text:p text:style-name="P2"/>
      <text:p text:style-name="P2">schéma et spécification :</text:p>
      <text:p text:style-name="P3">R (dateR) &lt;x&gt; appartient à R &lt;=&gt; x est une date d’un menu au cours du quel seulement de l’eau a été servie.</text:p>
      <text:p text:style-name="P1">R1(<text:span text:style-name="T1">daterR</text:span>) &lt;x&gt; appartient à R1 &lt;=&gt; x est une date d’un menu.</text:p>
      <text:p text:style-name="P1">R2 (<text:span text:style-name="T1">dateR</text:span>) &lt;x&gt; appartient à R2 &lt;=&gt; x est une date d’un menu <text:span text:style-name="T2">où la ou les boissons n’était pas de l’eau.</text:span></text:p>
      <text:p text:style-name="P1"/>
      <text:p text:style-name="P2">Requête SQL :</text:p>
      <text:p text:style-name="P1">SELECT daterR </text:p>
      <text:p text:style-name="P1">FROM REPAS.LeMenu</text:p>
      <text:p text:style-name="P1">MINUS</text:p>
      <text:p text:style-name="P1">SELECT daterR FROM REPAS.LeMenu</text:p>
      <text:p text:style-name="P1">WHERE nomV &lt;&gt; 'eau';</text:p>
      <text:p text:style-name="P1"/>
      <text:p text:style-name="P2">Résultat requête SQL :</text:p>
      <text:p text:style-name="P1">daterR</text:p>
      <text:p text:style-name="P1">---------</text:p>
      <text:p text:style-name="P1">31-DEC-04</text:p>
      <text:p text:style-name="P1"/>
      <text:p text:style-name="P2">Tests de la requête :</text:p>
      <text:p text:style-name="P3">La date du 21-OCT-03 n’est pas sélectionnée car les vins ‘Veuve Cliquot’ et ‘Côte de Nuits’ ont été servis en plus de l’eau.</text:p>
      <text:p text:style-name="P3">La date du 06-MAR-05 n’est pas sélectionnée car l’eau n’était pas une des boissons servie. </text:p>
      <text:p text:style-name="P1"/>
      <text:p text:style-name="P2"><text:span text:style-name="T2">R</text:span>equête 2:</text:p>
      <text:p text:style-name="P2"/>
      <text:p text:style-name="P1">SELECT DISTINCT d1.daterR</text:p>
      <text:p text:style-name="P1">FROM REPAS.LeMenu d1 JOIN REPAS.LeMenu d2</text:p>
      <text:p text:style-name="P1">on (d1.daterR = d2.daterR and d1.nomV &lt;&gt; d2.nomV);</text:p>
      <text:p text:style-name="P1"/>
      <text:p text:style-name="P1">daterR</text:p>
      <text:p text:style-name="P1">---------</text:p>
      <text:p text:style-name="P1">21-OCT-03</text:p>
      <text:p text:style-name="P1"/>
      <text:p text:style-name="P1"/>
      <text:p text:style-name="P1">requête 3:</text:p>
      <text:p text:style-name="P1">With X as (SELECT min(daterR) as mindate, nomI</text:p>
      <text:p text:style-name="P1"><text:s text:c="11"/>FROM REPAS.lesrepas</text:p>
      <text:p text:style-name="P1"><text:s text:c="11"/>group by nomI)</text:p>
      <text:p text:style-name="P1">SELECT mindate, nomI, nomP, nomV</text:p>
      <text:p text:style-name="P1">FROM X LEFT OUTER JOIN REPAS.LeMenu M</text:p>
      <text:p text:style-name="P1">on (X.mindate = M.daterR)</text:p>
      <text:p text:style-name="P1">order by mindate, nomI;</text:p>
      <text:p text:style-name="P1"/>
      <text:p text:style-name="P1">problème de contrainte d'intégrité référentielle pour LeMenu[daterR] = LesRepas[daterR]</text:p>
      <text:p text:style-name="P1"><text:soft-page-break/>mis en avant par l'utilisation "outer JOIN" faisant figurer la date du 10-OCT-03 avec</text:p>
      <text:p text:style-name="P1">les attributs nomP et nomV ayant la valeur NULL</text:p>
      <text:p text:style-name="P1"/>
      <text:p text:style-name="P1">MINDATE <text:s text:c="2"/>NOMI <text:s text:c="16"/>nomP <text:s text:c="16"/>nomV</text:p>
      <text:p text:style-name="P1">--------- ------------ <text:s text:c="8"/>---------------- <text:s text:c="4"/>--------------</text:p>
      <text:p text:style-name="P1">10-OCT-03 Adrian</text:p>
      <text:p text:style-name="P1">10-OCT-03 Toto</text:p>
      <text:p text:style-name="P1">21-OCT-03 Marie <text:s text:c="15"/>Mousse chocolat <text:s text:c="5"/>eau</text:p>
      <text:p text:style-name="P1">21-OCT-03 Marie <text:s text:c="15"/>Ile flottante <text:s text:c="7"/>eau</text:p>
      <text:p text:style-name="P1">21-OCT-03 Marie <text:s text:c="15"/>Steak hache <text:s text:c="9"/>Cote de Nuits</text:p>
      <text:p text:style-name="P1">21-OCT-03 Marie <text:s text:c="15"/>Foie gras <text:s text:c="11"/>Veuve Cliquot</text:p>
      <text:p text:style-name="P1">21-OCT-03 Myriam <text:s text:c="14"/>Steak hache <text:s text:c="9"/>Cote de Nuits</text:p>
      <text:p text:style-name="P1">21-OCT-03 Myriam <text:s text:c="14"/>Mousse chocolat <text:s text:c="5"/>eau</text:p>
      <text:p text:style-name="P1">21-OCT-03 Myriam <text:s text:c="14"/>Ile flottante <text:s text:c="7"/>eau</text:p>
      <text:p text:style-name="P1">21-OCT-03 Myriam <text:s text:c="14"/>Foie gras <text:s text:c="11"/>Veuve Cliquot</text:p>
      <text:p text:style-name="P1">21-OCT-03 Thomas <text:s text:c="14"/>Mousse chocolat <text:s text:c="5"/>eau</text:p>
      <text:p text:style-name="P1">21-OCT-03 Thomas <text:s text:c="14"/>Foie gras <text:s text:c="11"/>Veuve Cliquot</text:p>
      <text:p text:style-name="P1">21-OCT-03 Thomas <text:s text:c="14"/>Steak hache <text:s text:c="9"/>Cote de Nuits</text:p>
      <text:p text:style-name="P1">21-OCT-03 Thomas <text:s text:c="14"/>Ile flottante <text:s text:c="7"/>eau</text:p>
      <text:p text:style-name="P1">31-DEC-04 Jacques <text:s text:c="13"/>Medaillon langouste <text:s/>eau</text:p>
      <text:p text:style-name="P1">31-DEC-04 Jacques <text:s text:c="13"/>Mousse chocolat <text:s text:c="5"/>eau</text:p>
      <text:p text:style-name="P1">31-DEC-04 Jacques <text:s text:c="13"/>Plateau FROMages <text:s text:c="4"/>eau</text:p>
      <text:p text:style-name="P1">31-DEC-04 Malou <text:s text:c="15"/>Medaillon langouste <text:s/>eau</text:p>
      <text:p text:style-name="P1">31-DEC-04 Malou <text:s text:c="15"/>Plateau FROMages <text:s text:c="4"/>eau</text:p>
      <text:p text:style-name="P1">31-DEC-04 Malou <text:s text:c="15"/>Mousse chocolat <text:s text:c="5"/>eau</text:p>
      <text:p text:style-name="P1">31-DEC-04 Patrick <text:s text:c="13"/>Mousse chocolat <text:s text:c="5"/>eau</text:p>
      <text:p text:style-name="P1">31-DEC-04 Patrick <text:s text:c="13"/>Medaillon langouste <text:s/>eau</text:p>
      <text:p text:style-name="P1">31-DEC-04 Patrick <text:s text:c="13"/>Plateau FROMages <text:s text:c="4"/>eau</text:p>
      <text:p text:style-name="P1">06-MAR-05 Jackie <text:s text:c="14"/>Mousse chocolat <text:s text:c="5"/>Vasse Felix</text:p>
      <text:p text:style-name="P1">06-MAR-05 Jackie <text:s text:c="14"/>Pates beurre <text:s text:c="8"/>Vasse Felix</text:p>
      <text:p text:style-name="P1">06-MAR-05 Phil <text:s text:c="16"/>Mousse chocolat <text:s text:c="5"/>Vasse Felix</text:p>
      <text:p text:style-name="P1">06-MAR-05 Phil <text:s text:c="16"/>Pates beurre <text:s text:c="8"/>Vasse Felix</text:p>
      <text:p text:style-name="P1"/>
      <text:p text:style-name="P1">27 rows Seclected.</text:p>
      <text:p text:style-name="P1"/>
      <text:p text:style-name="P1">requête 4:</text:p>
      <text:p text:style-name="P1">SELECT nomA</text:p>
      <text:p text:style-name="P1">FROM(SELECT nomA, count(nomA) as nbplatpref</text:p>
      <text:p text:style-name="P1">FROM REPAS.LesPreferences P JOIN (SELECT nomP</text:p>
      <text:p text:style-name="P1">FROM REPAS.LeMenu</text:p>
      <text:p text:style-name="P1">WHERE daterR = '06-MAR-05')A on (A.nomP = P.nomP)</text:p>
      <text:p text:style-name="P1">group by nomA)B JOIN (SELECT count(*) as nbplat</text:p>
      <text:p text:style-name="P1">FROM REPAS.LeMenu</text:p>
      <text:p text:style-name="P1">WHERE daterR = '06-MAR-05')C on (B.nbplatpref = C.nbplat);</text:p>
      <text:p text:style-name="P1"/>
      <text:p text:style-name="P1">nomA</text:p>
      <text:p text:style-name="P1">--------------------</text:p>
      <text:p text:style-name="P1">Adrian</text:p>
      <text:p text:style-name="P1">Patrick</text:p>
      <text:p text:style-name="P1"><text:soft-page-break/></text:p>
      <text:p text:style-name="P1"/>
      <text:p text:style-name="P1"/>
      <text:p text:style-name="P1">requête 5:</text:p>
      <text:p text:style-name="P1">SELECT DISTINCT nomI, nbinv, nvl(nbplat, 0) as nbplat</text:p>
      <text:p text:style-name="P1">FROM REPAS.lesrepas natural LEFT OUTER JOIN </text:p>
      <text:p text:style-name="P1">(SELECT nomI, count(daterR) as nbinv</text:p>
      <text:p text:style-name="P1">FROM REPAS.lesrepas</text:p>
      <text:p text:style-name="P1">group by nomI)R LEFT OUTER JOIN</text:p>
      <text:p text:style-name="P1">(SELECT nomA, count(nomP) as nbplat</text:p>
      <text:p text:style-name="P1">FROM REPAS.LesPreferences</text:p>
      <text:p text:style-name="P1">group by nomA)R1 on (nomA = nomi);</text:p>
      <text:p text:style-name="P1"/>
      <text:p text:style-name="P1">NOMI <text:s text:c="21"/>NBINV <text:s text:c="4"/>NBPLAT</text:p>
      <text:p text:style-name="P1">-------------------- ---------- ----------</text:p>
      <text:p text:style-name="P1">Jacques <text:s text:c="22"/>1 <text:s text:c="9"/>1</text:p>
      <text:p text:style-name="P1">Adrian <text:s text:c="23"/>4 <text:s text:c="8"/>11</text:p>
      <text:p text:style-name="P1">Patrick <text:s text:c="22"/>1 <text:s text:c="9"/>3</text:p>
      <text:p text:style-name="P1">Marie <text:s text:c="24"/>3 <text:s text:c="9"/>0</text:p>
      <text:p text:style-name="P1">Myriam <text:s text:c="23"/>1 <text:s text:c="9"/>0</text:p>
      <text:p text:style-name="P1">Malou <text:s text:c="24"/>1 <text:s text:c="9"/>3</text:p>
      <text:p text:style-name="P1">Thomas <text:s text:c="23"/>2 <text:s text:c="9"/>1</text:p>
      <text:p text:style-name="P1">Toto <text:s text:c="25"/>1 <text:s text:c="9"/>0</text:p>
      <text:p text:style-name="P1">Jackie <text:s text:c="23"/>1 <text:s text:c="9"/>1</text:p>
      <text:p text:style-name="P1">Phil <text:s text:c="25"/>1 <text:s text:c="9"/>1</text:p>
      <text:p text:style-name="P1"/>
      <text:p text:style-name="P1">10 rows Selected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0:41:44.151383335</meta:creation-date>
    <dc:date>2016-10-25T11:16:23.504055976</dc:date>
    <meta:editing-duration>PT11M5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01" meta:word-count="500" meta:character-count="4063" meta:non-whitespace-character-count="2738"/>
  </office:meta>
</office:document-meta>
</file>